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3209a"/>
    </style:style>
    <style:style style:name="P2" style:family="paragraph" style:parent-style-name="Standard">
      <style:text-properties fo:language="en" fo:country="US" officeooo:rsid="000253f6" officeooo:paragraph-rsid="000253f6"/>
    </style:style>
    <style:style style:name="P3" style:family="paragraph" style:parent-style-name="Standard">
      <style:text-properties fo:language="en" fo:country="US" officeooo:rsid="00026e9e" officeooo:paragraph-rsid="0003209a"/>
    </style:style>
    <style:style style:name="P4" style:family="paragraph" style:parent-style-name="Standard">
      <style:text-properties fo:language="en" fo:country="US" officeooo:rsid="000760a9" officeooo:paragraph-rsid="000760a9"/>
    </style:style>
    <style:style style:name="P5" style:family="paragraph" style:parent-style-name="Standard">
      <style:text-properties fo:language="en" fo:country="US" officeooo:rsid="000e30d3" officeooo:paragraph-rsid="000e30d3"/>
    </style:style>
    <style:style style:name="P6" style:family="paragraph" style:parent-style-name="Code">
      <style:text-properties officeooo:paragraph-rsid="000b1842"/>
    </style:style>
    <style:style style:name="P7" style:family="paragraph" style:parent-style-name="Code">
      <style:text-properties officeooo:rsid="000e30d3"/>
    </style:style>
    <style:style style:name="P8" style:family="paragraph" style:parent-style-name="Code">
      <style:text-properties officeooo:rsid="00051b18"/>
    </style:style>
    <style:style style:name="P9" style:family="paragraph" style:parent-style-name="Code">
      <style:text-properties officeooo:rsid="00051b18" officeooo:paragraph-rsid="000b1842"/>
    </style:style>
    <style:style style:name="P10" style:family="paragraph" style:parent-style-name="Text_20_body">
      <style:text-properties fo:language="en" fo:country="US" officeooo:rsid="000649d1" officeooo:paragraph-rsid="000649d1"/>
    </style:style>
    <style:style style:name="P11" style:family="paragraph" style:parent-style-name="Text_20_body">
      <style:text-properties fo:language="en" fo:country="US" officeooo:rsid="00051b18" officeooo:paragraph-rsid="00051b18"/>
    </style:style>
    <style:style style:name="P12" style:family="paragraph" style:parent-style-name="Text_20_body">
      <style:text-properties fo:language="en" fo:country="US" officeooo:rsid="00051b18" officeooo:paragraph-rsid="000b1842"/>
    </style:style>
    <style:style style:name="P13" style:family="paragraph" style:parent-style-name="Text_20_body">
      <style:text-properties fo:language="en" fo:country="US" officeooo:rsid="000b1842" officeooo:paragraph-rsid="000b1842"/>
    </style:style>
    <style:style style:name="P14" style:family="paragraph" style:parent-style-name="Text_20_body">
      <style:text-properties fo:language="en" fo:country="US" officeooo:rsid="0009de4d" officeooo:paragraph-rsid="0009de4d"/>
    </style:style>
    <style:style style:name="P15" style:family="paragraph" style:parent-style-name="Text_20_body">
      <style:text-properties officeooo:rsid="00095b4f" officeooo:paragraph-rsid="00095b4f"/>
    </style:style>
    <style:style style:name="P16" style:family="paragraph" style:parent-style-name="Text_20_body">
      <style:text-properties officeooo:rsid="000ffe12" officeooo:paragraph-rsid="000ffe12"/>
    </style:style>
    <style:style style:name="P17" style:family="paragraph" style:parent-style-name="Standard">
      <style:text-properties fo:language="en" fo:country="US" officeooo:rsid="00124d66" officeooo:paragraph-rsid="00124d66"/>
    </style:style>
    <style:style style:name="P18" style:family="paragraph" style:parent-style-name="Standard">
      <style:text-properties fo:language="en" fo:country="US" officeooo:rsid="000e30d3" officeooo:paragraph-rsid="000e30d3"/>
    </style:style>
    <style:style style:name="P19" style:family="paragraph" style:parent-style-name="Standard">
      <style:text-properties fo:language="en" fo:country="US" officeooo:rsid="000e30d3" officeooo:paragraph-rsid="001df9bc"/>
    </style:style>
    <style:style style:name="P20" style:family="paragraph" style:parent-style-name="Heading_20_2">
      <style:text-properties officeooo:rsid="00095b4f" officeooo:paragraph-rsid="00095b4f"/>
    </style:style>
    <style:style style:name="P21" style:family="paragraph" style:parent-style-name="Heading_20_2">
      <style:text-properties officeooo:rsid="001095ff"/>
    </style:style>
    <style:style style:name="P22" style:family="paragraph" style:parent-style-name="Heading_20_2">
      <style:text-properties officeooo:rsid="001598d6" officeooo:paragraph-rsid="001598d6"/>
    </style:style>
    <style:style style:name="P23" style:family="paragraph" style:parent-style-name="Heading_20_2">
      <style:text-properties officeooo:rsid="0012c207" officeooo:paragraph-rsid="0012c207"/>
    </style:style>
    <style:style style:name="P24" style:family="paragraph" style:parent-style-name="Heading_20_2">
      <style:text-properties officeooo:rsid="000ccb1b" officeooo:paragraph-rsid="000ccb1b"/>
    </style:style>
    <style:style style:name="P25" style:family="paragraph" style:parent-style-name="Heading_20_2">
      <style:text-properties officeooo:rsid="0009de4d"/>
    </style:style>
    <style:style style:name="P26" style:family="paragraph" style:parent-style-name="Heading_20_2">
      <style:text-properties officeooo:rsid="000ffe12" officeooo:paragraph-rsid="000ffe12"/>
    </style:style>
    <style:style style:name="P27" style:family="paragraph" style:parent-style-name="Heading_20_2">
      <style:text-properties officeooo:paragraph-rsid="001f8ed9"/>
    </style:style>
    <style:style style:name="P28" style:family="paragraph" style:parent-style-name="Heading_20_1">
      <style:text-properties fo:language="en" fo:country="US" officeooo:rsid="000649d1" officeooo:paragraph-rsid="000649d1"/>
    </style:style>
    <style:style style:name="P29" style:family="paragraph" style:parent-style-name="Heading_20_1">
      <style:text-properties fo:language="en" fo:country="US" officeooo:rsid="00026e9e"/>
    </style:style>
    <style:style style:name="P30" style:family="paragraph" style:parent-style-name="Heading_20_1">
      <style:text-properties officeooo:rsid="00117595" officeooo:paragraph-rsid="00117595"/>
    </style:style>
    <style:style style:name="P31" style:family="paragraph" style:parent-style-name="Heading_20_1">
      <style:text-properties officeooo:rsid="0009de4d"/>
    </style:style>
    <style:style style:name="P32" style:family="paragraph" style:parent-style-name="Heading_20_1">
      <style:text-properties officeooo:rsid="000ffe12" officeooo:paragraph-rsid="000ffe12"/>
    </style:style>
    <style:style style:name="P33" style:family="paragraph" style:parent-style-name="Heading_20_1">
      <style:text-properties officeooo:rsid="0016e0b6" officeooo:paragraph-rsid="0016e0b6"/>
    </style:style>
    <style:style style:name="P34" style:family="paragraph" style:parent-style-name="Heading_20_1">
      <style:text-properties officeooo:rsid="0016e0b6" officeooo:paragraph-rsid="001f8ed9"/>
    </style:style>
    <style:style style:name="P35" style:family="paragraph" style:parent-style-name="Heading_20_1">
      <style:text-properties officeooo:rsid="0017e606" officeooo:paragraph-rsid="0017e606"/>
    </style:style>
    <style:style style:name="P36" style:family="paragraph" style:parent-style-name="Heading_20_1">
      <style:text-properties officeooo:rsid="0017e606" officeooo:paragraph-rsid="001f8ed9"/>
    </style:style>
    <style:style style:name="P37" style:family="paragraph" style:parent-style-name="Heading_20_1">
      <style:text-properties officeooo:paragraph-rsid="0018be2a"/>
    </style:style>
    <style:style style:name="P38" style:family="paragraph" style:parent-style-name="Heading_20_1">
      <style:text-properties officeooo:paragraph-rsid="0019e962"/>
    </style:style>
    <style:style style:name="P39" style:family="paragraph" style:parent-style-name="Text_20_body">
      <style:text-properties officeooo:rsid="001095ff" officeooo:paragraph-rsid="001095ff"/>
    </style:style>
    <style:style style:name="P40" style:family="paragraph" style:parent-style-name="Text_20_body">
      <style:text-properties officeooo:rsid="001598d6" officeooo:paragraph-rsid="001598d6"/>
    </style:style>
    <style:style style:name="P41" style:family="paragraph" style:parent-style-name="Text_20_body">
      <style:text-properties officeooo:rsid="00117595" officeooo:paragraph-rsid="00117595"/>
    </style:style>
    <style:style style:name="P42" style:family="paragraph" style:parent-style-name="Text_20_body">
      <style:text-properties officeooo:rsid="0012c207" officeooo:paragraph-rsid="0012c207"/>
    </style:style>
    <style:style style:name="P43" style:family="paragraph" style:parent-style-name="Text_20_body">
      <style:text-properties officeooo:rsid="001660d3" officeooo:paragraph-rsid="001660d3"/>
    </style:style>
    <style:style style:name="P44" style:family="paragraph" style:parent-style-name="Text_20_body">
      <style:text-properties officeooo:rsid="0016e0b6" officeooo:paragraph-rsid="0016e0b6"/>
    </style:style>
    <style:style style:name="P45" style:family="paragraph" style:parent-style-name="Text_20_body">
      <style:text-properties officeooo:rsid="0016e0b6" officeooo:paragraph-rsid="000ffe12"/>
    </style:style>
    <style:style style:name="P46" style:family="paragraph" style:parent-style-name="Text_20_body">
      <style:text-properties officeooo:rsid="0016e0b6" officeooo:paragraph-rsid="001f8ed9"/>
    </style:style>
    <style:style style:name="P47" style:family="paragraph" style:parent-style-name="Text_20_body">
      <style:text-properties officeooo:rsid="0017e606" officeooo:paragraph-rsid="0017e606"/>
    </style:style>
    <style:style style:name="P48" style:family="paragraph" style:parent-style-name="Text_20_body">
      <style:text-properties officeooo:rsid="0017e606" officeooo:paragraph-rsid="001f8ed9"/>
    </style:style>
    <style:style style:name="P49" style:family="paragraph" style:parent-style-name="Text_20_body">
      <style:text-properties officeooo:paragraph-rsid="0018be2a"/>
    </style:style>
    <style:style style:name="P50" style:family="paragraph" style:parent-style-name="Text_20_body">
      <style:text-properties officeooo:paragraph-rsid="0019ac62"/>
    </style:style>
    <style:style style:name="P51" style:family="paragraph" style:parent-style-name="Text_20_body">
      <style:text-properties officeooo:paragraph-rsid="0019e962"/>
    </style:style>
    <style:style style:name="P52" style:family="paragraph" style:parent-style-name="Text_20_body">
      <style:text-properties officeooo:rsid="0009de4d" officeooo:paragraph-rsid="001c3959"/>
    </style:style>
    <style:style style:name="P53" style:family="paragraph" style:parent-style-name="Text_20_body">
      <style:text-properties officeooo:rsid="000ffe12" officeooo:paragraph-rsid="001ee10f"/>
    </style:style>
    <style:style style:name="P54" style:family="paragraph" style:parent-style-name="Text_20_body">
      <style:text-properties officeooo:rsid="000ffe12" officeooo:paragraph-rsid="001f8ed9"/>
    </style:style>
    <style:style style:name="P55" style:family="paragraph" style:parent-style-name="Text_20_body">
      <style:text-properties officeooo:paragraph-rsid="001f8ed9"/>
    </style:style>
    <style:style style:name="T1" style:family="text">
      <style:text-properties officeooo:rsid="00026e9e"/>
    </style:style>
    <style:style style:name="T2" style:family="text">
      <style:text-properties officeooo:rsid="0003209a"/>
    </style:style>
    <style:style style:name="T3" style:family="text">
      <style:text-properties officeooo:rsid="00051b18"/>
    </style:style>
    <style:style style:name="T4" style:family="text">
      <style:text-properties fo:font-weight="bold" officeooo:rsid="00051b18" style:font-weight-asian="bold" style:font-weight-complex="bold"/>
    </style:style>
    <style:style style:name="T5" style:family="text">
      <style:text-properties fo:font-weight="bold" officeooo:rsid="000b1842" style:font-weight-asian="bold" style:font-weight-complex="bold"/>
    </style:style>
    <style:style style:name="T6" style:family="text">
      <style:text-properties fo:font-weight="bold" officeooo:rsid="000e30d3" style:font-weight-asian="bold" style:font-weight-complex="bold"/>
    </style:style>
    <style:style style:name="T7" style:family="text">
      <style:text-properties officeooo:rsid="000b1842"/>
    </style:style>
    <style:style style:name="T8" style:family="text">
      <style:text-properties officeooo:rsid="000e30d3"/>
    </style:style>
    <style:style style:name="T9" style:family="text">
      <style:text-properties officeooo:rsid="0018be2a"/>
    </style:style>
    <style:style style:name="T10" style:family="text">
      <style:text-properties officeooo:rsid="0019ac62"/>
    </style:style>
    <style:style style:name="T11" style:family="text">
      <style:text-properties officeooo:rsid="0019e962"/>
    </style:style>
    <style:style style:name="T12" style:family="text">
      <style:text-properties officeooo:rsid="001af181"/>
    </style:style>
    <style:style style:name="T13" style:family="text">
      <style:text-properties officeooo:rsid="001c3959"/>
    </style:style>
    <style:style style:name="T14" style:family="text">
      <style:text-properties officeooo:rsid="001df9bc"/>
    </style:style>
    <style:style style:name="T15" style:family="text">
      <style:text-properties officeooo:rsid="001e2e6a"/>
    </style:style>
    <style:style style:name="T16" style:family="text">
      <style:text-properties officeooo:rsid="001ee10f"/>
    </style:style>
    <style:style style:name="T17" style:family="text">
      <style:text-properties officeooo:rsid="001f8e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h text:style-name="P28" text:outline-level="1">Logging</text:h>
      <text:p text:style-name="P10">Uses log4net. Configured in Log4Net.config.</text:p>
      <text:p text:style-name="P2"/>
      <text:p text:style-name="P2"/>
      <text:h text:style-name="P29" text:outline-level="1">Areas</text:h>
      <text:p text:style-name="P1"><text:span text:style-name="T1">Loaded by PluginAreaBootstrapper from separate sub-directory </text:span><text:span text:style-name="T2">(referenced from Assembly.cs)</text:span><text:span text:style-name="T1">.</text:span></text:p>
      <text:p text:style-name="P3"/>
      <text:p text:style-name="P4">Does not log area loading automatically, so make sure your area registration adds a log entry itself.</text:p>
      <text:p text:style-name="P5"/>
      <text:p text:style-name="P5">Must include this in a web.config for each area <text:span text:style-name="T15">(module)</text:span>:</text:p>
      <text:p text:style-name="P5"/>
      <text:p text:style-name="P7"><text:s text:c="2"/>&lt;system.web&gt;</text:p>
      <text:p text:style-name="P7"><text:s text:c="4"/>&lt;!-- Required for plugin structure to work --&gt;</text:p>
      <text:p text:style-name="P7"><text:s text:c="4"/>&lt;compilation debug="true" targetFramework="4.0"&gt;</text:p>
      <text:p text:style-name="P7"><text:s text:c="6"/>&lt;assemblies&gt;</text:p>
      <text:p text:style-name="Code"><text:span text:style-name="T8"><text:s text:c="8"/></text:span><text:span text:style-name="T6">&lt;add assembly="-name-of-area-assembly-"/&gt;</text:span></text:p>
      <text:p text:style-name="P7"><text:s text:c="6"/>&lt;/assemblies&gt;</text:p>
      <text:p text:style-name="P7"><text:s text:c="4"/>&lt;/compilation&gt;</text:p>
      <text:p text:style-name="P7"><text:s text:c="2"/>&lt;/system.web&gt;</text:p>
      <text:p text:style-name="P5"/>
      <text:p text:style-name="P19"><text:span text:style-name="T14">copyfiles.bat example – where to move which files?</text:span></text:p>
      <text:h text:style-name="P20" text:outline-level="2">File locations</text:h>
      <text:p text:style-name="P15">bin\Areas for DLL's.</text:p>
      <text:p text:style-name="P15">Areas\&lt;area-name&gt; for views.</text:p>
      <text:h text:style-name="P21" text:outline-level="2">Localization</text:h>
      <text:p text:style-name="P39">Copy resource assemblies to bin\Areas\&lt;culture&gt;.</text:p>
      <text:h text:style-name="P22" text:outline-level="2">Area specific stylesheets</text:h>
      <text:p text:style-name="P40">File: Themes/x/Areas/y/Styles/z.css</text:p>
      <text:p text:style-name="P40">@Html.Stylesheet(“z”)</text:p>
      <text:p text:style-name="P40"/>
      <text:h text:style-name="P27" text:outline-level="2"><text:span text:style-name="T17">Area/theme specific images</text:span></text:h>
      <text:p text:style-name="P55"><text:span text:style-name="T17">@Html.ImageUrl(“spinner.gif”)</text:span></text:p>
      <text:h text:style-name="P37" text:outline-level="1"><text:soft-page-break/><text:span text:style-name="T9">Controllers</text:span></text:h>
      <text:p text:style-name="P49"><text:span text:style-name="T9">Dependency injection.</text:span></text:p>
      <text:p text:style-name="P50"><text:span text:style-name="T10">Inherit from Xyperico.Web.Mvc.Controller (gives you ???)</text:span></text:p>
      <text:h text:style-name="P30" text:outline-level="1">Localization</text:h>
      <text:p text:style-name="P39">Set culture info in web.config (no user selection so far).</text:p>
      <text:p text:style-name="P41">Attribute: LocalizedDisplayName</text:p>
      <text:p text:style-name="P17">Views: @Html.Encode(format, params) (inl. Localization)</text:p>
      <text:h text:style-name="Heading_20_1" text:outline-level="1">Route debugging</text:h>
      <text:p text:style-name="P11">Can be activated in web.config:</text:p>
      <text:p text:style-name="P8">&lt;configSections&gt;</text:p>
      <text:p text:style-name="P8"><text:s text:c="2"/>&lt;section name="Xyperico.Web.Mvc.Configuration"</text:p>
      <text:p text:style-name="P8"><text:s text:c="11"/>type="Xyperico.Web.Mvc.Configuration, Xyperico.Web.Mvc"/&gt;</text:p>
      <text:p text:style-name="P8">&lt;/configSections&gt;</text:p>
      <text:p text:style-name="Code"><text:span text:style-name="T3">&lt;Xyperico.Web.Mvc.Configuration </text:span><text:span text:style-name="T4">ActivateRouteDebugging="true"</text:span><text:span text:style-name="T3">/&gt;</text:span></text:p>
      <text:p text:style-name="P11"/>
      <text:p text:style-name="P11"/>
      <text:h text:style-name="P31" text:outline-level="1">Themes</text:h>
      <text:p text:style-name="P13">Theme name selected in web.config:</text:p>
      <text:p text:style-name="P9">&lt;configSections&gt;</text:p>
      <text:p text:style-name="P9"><text:s text:c="2"/>&lt;section name="Xyperico.Web.Mvc.Configuration"</text:p>
      <text:p text:style-name="P9"><text:s text:c="11"/>type="Xyperico.Web.Mvc.Configuration, Xyperico.Web.Mvc"/&gt;</text:p>
      <text:p text:style-name="P9">&lt;/configSections&gt;</text:p>
      <text:p text:style-name="P6"><text:span text:style-name="T3">&lt;Xyperico.Web.Mvc.Configuration </text:span><text:span text:style-name="T7">Theme</text:span><text:span text:style-name="T4">="</text:span><text:span text:style-name="T5">theme-name</text:span><text:span text:style-name="T4">"</text:span><text:span text:style-name="T3">/&gt;</text:span></text:p>
      <text:p text:style-name="P12"/>
      <text:h text:style-name="P23" text:outline-level="2">Mandatory theme files</text:h>
      <text:p text:style-name="P42">Master layout files for: blank page, simpel page (headings only) and full page.</text:p>
      <text:p text:style-name="P42">Stylesheets: style.css and forms.css</text:p>
      <text:p text:style-name="P43">Selecting page layout (master view): [PageLayout("Simple")] på controller.</text:p>
      <text:h text:style-name="P24" text:outline-level="2">Overriding view files in themes</text:h>
      <text:p text:style-name="P14"/>
      <text:h text:style-name="P25" text:outline-level="2">File locations</text:h>
      <text:p text:style-name="P52"><text:span text:style-name="T13">Loading images/css – and overriding in themes</text:span></text:p>
      <text:p text:style-name="P52"><text:span text:style-name="T13"/></text:p>
      <text:h text:style-name="P38" text:outline-level="1"><text:soft-page-break/><text:span text:style-name="T11">MongoDB API</text:span></text:h>
      <text:p text:style-name="P51"><text:span text:style-name="T11">MongoDBGenericRepository&lt;TEntity, Tid&gt;</text:span></text:p>
      <text:p text:style-name="P51"><text:span text:style-name="T11">IHaveId&lt;TId&gt; </text:span></text:p>
      <text:p text:style-name="P51"><text:span text:style-name="T11">Versioned entities </text:span><text:span text:style-name="T12">(for concurrency checks)</text:span></text:p>
      <text:p text:style-name="P51"><text:span text:style-name="T11"/></text:p>
      <text:p text:style-name="P54"/>
      <text:h text:style-name="P34" text:outline-level="1">Dependency injection</text:h>
      <text:p text:style-name="P46">Uses Castle Windsor</text:p>
      <text:h text:style-name="P34" text:outline-level="1">Automatic testing</text:h>
      <text:p text:style-name="P46">Uses Nunit. Has additional project Xyperico.Base.Testing with test utilities.</text:p>
      <text:p text:style-name="P46"/>
      <text:h text:style-name="P36" text:outline-level="1">Domain events</text:h>
      <text:p text:style-name="P48">A'la Udi Dahan</text:p>
      <text:p text:style-name="P48"/>
      <text:p text:style-name="P46"><text:span text:style-name="T11"/></text:p>
      <text:h text:style-name="P32" text:outline-level="1">Existing Modules</text:h>
      <text:h text:style-name="P26" text:outline-level="2">Authentication</text:h>
      <text:p text:style-name="P16">How to setup authentication for OpenID, Facebook, Google and so on (web.config setting).</text:p>
      <text:p text:style-name="P53"><text:span text:style-name="T16">How to configure allowed user names and passwords.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cm" fo:margin-bottom="0.21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text" style:master-page-name="">
      <style:paragraph-properties fo:margin="100%" fo:margin-left="1cm" fo:margin-right="0cm" fo:margin-top="0cm" fo:margin-bottom="0cm" style:contextual-spacing="false" fo:text-indent="0cm" style:auto-text-indent="false" style:page-number="auto"/>
      <style:text-properties style:font-name="Courier New" fo:font-size="11pt" fo:language="zxx" fo:country="non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6:37:33.94</meta:creation-date>
    <dc:date>2012-11-29T09:20:40.83</dc:date>
    <meta:editing-duration>P9DT23H27M50S</meta:editing-duration>
    <meta:editing-cycles>30</meta:editing-cycles>
    <meta:generator>LibreOffice/3.6$Windows_x86 LibreOffice_project/e29a214-2bbed72-0621de6-a97528c-8f066d</meta:generator>
    <meta:document-statistic meta:table-count="0" meta:image-count="0" meta:object-count="0" meta:page-count="3" meta:paragraph-count="67" meta:word-count="247" meta:character-count="2323" meta:non-whitespace-character-count="2081"/>
  </office:meta>
</office:document-meta>
</file>